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5/10/25 <text:s/>Cycling</text:p>
      <text:p text:style-name="P1"/>
      <text:p text:style-name="P1">Sir Arthur Eddington</text:p>
      <text:p text:style-name="P1"/>
      <text:p text:style-name="P1"><text:a xlink:type="simple" xlink:href="https://rideeverytile.com/eddington-number" text:style-name="Internet_20_link" text:visited-style-name="Visited_20_Internet_20_Link">What is an Eddington number? Ride Every Tile</text:a> </text:p>
      <text:p text:style-name="P1"/>
      <text:p text:style-name="P1"><text:a xlink:type="simple" xlink:href="https://www.bicycling.com/rides/a20038645/is-amanda-coker-for-real/" text:style-name="Internet_20_link" text:visited-style-name="Visited_20_Internet_20_Link">Is Amanda Coker For Real? | Bicycling</text:a>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0-25T19:04:53.71</meta:creation-date>
    <meta:document-statistic meta:table-count="0" meta:image-count="0" meta:object-count="0" meta:page-count="1" meta:paragraph-count="4" meta:word-count="20" meta:character-count="120"/>
    <dc:date>2025-10-25T19:14:10.92</dc:date>
    <meta:editing-duration>PT9M18S</meta:editing-duration>
    <meta:editing-cycles>1</meta:editing-cycles>
    <meta:generator>OpenOffice/4.1.15$Win32 OpenOffice.org_project/4115m2$Build-9813</meta:generator>
  </office:meta>
</office:document-meta>
</file>